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hrowsExceptionTest.fixture_should_return_expected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hrowsExceptionTest.should_throw_mock_exception_without_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hrowsExceptionTest.should_pass_proper_checked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rowsExceptionTest.create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rowsExceptionTest.instantiateFixtur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hrowsExceptionTest.should_fill_in_exception_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hrowsExceptionTes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rowsExceptionTest.should_raise_wanted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hrowsExceptionTest.should_fail_invalid_checked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ThrowsExceptionTest.should_pass_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hrowsExceptionTest.should_invalidate_null_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hrowsExceptionTest.should_throw_illegal_state_exception_if_null_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hrowsExceptionTest.should_pass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